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iv id="contenitore" class="fermo"&gt;</text:p>
      <text:p text:style-name="P1">&lt;div id="quadrato1" class="centro"&gt;&lt;/div&gt;</text:p>
      <text:p text:style-name="P1">&lt;div id="quadrato2" class="centro"&gt;&lt;/div&gt;</text:p>
      <text:p text:style-name="P1">&lt;/div&gt;</text:p>
      <text:p text:style-name="P1"/>
      <text:p text:style-name="P1"/>
      <text:p text:style-name="P1">#contenitore{</text:p>
      <text:p text:style-name="P1"><text:s text:c="2"/>position:absolute;</text:p>
      <text:p text:style-name="P1"><text:s text:c="2"/>width:1000px;</text:p>
      <text:p text:style-name="P1"><text:s text:c="2"/>height:1000px;</text:p>
      <text:p text:style-name="P1"><text:s text:c="2"/>top:50%;</text:p>
      <text:p text:style-name="P1"><text:s text:c="2"/>left:50%;</text:p>
      <text:p text:style-name="P1"><text:s text:c="2"/>transform: translate(-50%,-50%);</text:p>
      <text:p text:style-name="P1">}</text:p>
      <text:p text:style-name="P1">#quadrato1 {</text:p>
      <text:p text:style-name="P1"><text:s text:c="2"/>background-color:blue;</text:p>
      <text:p text:style-name="P1"><text:s text:c="2"/>width:50px;</text:p>
      <text:p text:style-name="P1"><text:s text:c="2"/>height:50px;</text:p>
      <text:p text:style-name="P1"><text:s text:c="2"/>position:absolute;</text:p>
      <text:p text:style-name="P1"><text:s text:c="2"/>transform: translate(-50%,-50%);</text:p>
      <text:p text:style-name="P1">}</text:p>
      <text:p text:style-name="P1">#quadrato2 {</text:p>
      <text:p text:style-name="P1"><text:s text:c="2"/>background-color:blue;</text:p>
      <text:p text:style-name="P1"><text:s text:c="2"/>width:50px;</text:p>
      <text:p text:style-name="P1"><text:s text:c="2"/>height:50px;</text:p>
      <text:p text:style-name="P1"><text:s text:c="2"/>position:absolute;</text:p>
      <text:p text:style-name="P1"><text:s text:c="2"/>transform: translate(-50%,-50%);</text:p>
      <text:p text:style-name="P1">}</text:p>
      <text:p text:style-name="P1">.centro {</text:p>
      <text:p text:style-name="P1"><text:s text:c="2"/>top:50%;</text:p>
      <text:p text:style-name="P1"><text:s text:c="2"/>left:50%;</text:p>
      <text:p text:style-name="P1">}</text:p>
      <text:p text:style-name="P1">.sposta1 {</text:p>
      <text:p text:style-name="P1"><text:s text:c="2"/>animation: sposta1 1s linear;</text:p>
      <text:p text:style-name="P1"><text:s text:c="2"/>top:50%;</text:p>
      <text:p text:style-name="P1"><text:s text:c="2"/>left:55%;</text:p>
      <text:p text:style-name="P1">}</text:p>
      <text:p text:style-name="P1">.sposta2 {</text:p>
      <text:p text:style-name="P1"><text:s/>animation:sposta2 1s linear;</text:p>
      <text:p text:style-name="P1"><text:s/>top:50%;</text:p>
      <text:p text:style-name="P1"><text:s/>left:45%;</text:p>
      <text:p text:style-name="P1">}</text:p>
      <text:p text:style-name="P1">.ruota{</text:p>
      <text:p text:style-name="P1"><text:s text:c="2"/>animation:ruota 1s linear;</text:p>
      <text:p text:style-name="P1"><text:s text:c="3"/>animation-iteration-count: 4;</text:p>
      <text:p text:style-name="P1">}</text:p>
      <text:p text:style-name="P1">.fermo{</text:p>
      <text:p text:style-name="P1"><text:s text:c="2"/>transform: rotate(0);</text:p>
      <text:p text:style-name="P1">}</text:p>
      <text:p text:style-name="P1">.centro1{</text:p>
      <text:p text:style-name="P1"><text:s text:c="2"/>animation:centro1 5s linear;</text:p>
      <text:p text:style-name="P1"><text:s text:c="2"/>top:50%;</text:p>
      <text:p text:style-name="P1"><text:s text:c="2"/>left:50%;</text:p>
      <text:p text:style-name="P1">}</text:p>
      <text:p text:style-name="P1">.centro2{</text:p>
      <text:p text:style-name="P1"><text:s text:c="2"/>animation:centro2 5s linear;</text:p>
      <text:p text:style-name="P1"><text:s text:c="2"/>top:50%;</text:p>
      <text:p text:style-name="P1"><text:s text:c="2"/>left:50%;</text:p>
      <text:p text:style-name="P1">}</text:p>
      <text:p text:style-name="P1"/>
      <text:p text:style-name="P1">@keyframes sposta1 {</text:p>
      <text:p text:style-name="P1"><text:s text:c="2"/>from{top:50%;left:50%;}</text:p>
      <text:p text:style-name="P1"><text:soft-page-break/><text:s text:c="2"/>to{top:50%;left:55%;}</text:p>
      <text:p text:style-name="P1">}</text:p>
      <text:p text:style-name="P1"/>
      <text:p text:style-name="P1">@keyframes sposta2 {</text:p>
      <text:p text:style-name="P1"><text:s text:c="2"/>from{top:50%;left:50%;}</text:p>
      <text:p text:style-name="P1"><text:s text:c="2"/>to{top:50%;left:45%;}</text:p>
      <text:p text:style-name="P1">}</text:p>
      <text:p text:style-name="P1">@keyframes ruota{</text:p>
      <text:p text:style-name="P1"><text:s text:c="2"/>from{transform: translate(-50%,-50%) rotate(0);}</text:p>
      <text:p text:style-name="P1"><text:s text:c="2"/>to{transform: translate(-50%,-50%)rotate(360deg);}</text:p>
      <text:p text:style-name="P1">}</text:p>
      <text:p text:style-name="P1">@keyframes centro1{</text:p>
      <text:p text:style-name="P1"><text:s text:c="2"/>from{top:50%;left:55%;}</text:p>
      <text:p text:style-name="P1"><text:s text:c="2"/>to{top:50%;left:50%;}</text:p>
      <text:p text:style-name="P1">}</text:p>
      <text:p text:style-name="P1">@keyframes centro2{</text:p>
      <text:p text:style-name="P1"><text:s text:c="2"/>from{top:50%;left:45%;}</text:p>
      <text:p text:style-name="P1"><text:s text:c="2"/>to{top:50%;left:50%;}</text:p>
      <text:p text:style-name="P1">}</text:p>
      <text:p text:style-name="P1"/>
      <text:p text:style-name="P1"/>
      <text:p text:style-name="P1"/>
      <text:p text:style-name="P1"/>
      <text:p text:style-name="P1">function sposta(){</text:p>
      <text:p text:style-name="P1"><text:s text:c="2"/>if($("#quadrato2").hasClass("centro")){</text:p>
      <text:p text:style-name="P1"><text:s text:c="4"/>$("#quadrato2").removeClass("centro");</text:p>
      <text:p text:style-name="P1"><text:s text:c="4"/>$("#quadrato2").addClass("sposta1");</text:p>
      <text:p text:style-name="P1"><text:s text:c="4"/>$("#quadrato1").removeClass("centro");</text:p>
      <text:p text:style-name="P1"><text:s text:c="4"/>$("#quadrato1").addClass("sposta2");</text:p>
      <text:p text:style-name="P1"><text:s text:c="2"/>} <text:s text:c="3"/></text:p>
      <text:p text:style-name="P1">}</text:p>
      <text:p text:style-name="P1">function ruota(){</text:p>
      <text:p text:style-name="P1"><text:s text:c="2"/>if($("#quadrato2").hasClass("sposta1")){</text:p>
      <text:p text:style-name="P1"><text:s text:c="4"/>$("#contenitore").removeClass("fermo");</text:p>
      <text:p text:style-name="P1"><text:s text:c="4"/>$("#contenitore").addClass("ruota");</text:p>
      <text:p text:style-name="P1"><text:s text:c="2"/>}</text:p>
      <text:p text:style-name="P1">}</text:p>
      <text:p text:style-name="P1">function centro(){</text:p>
      <text:p text:style-name="P1"><text:s text:c="2"/>if($("#contenitore").hasClass("ruota")){</text:p>
      <text:p text:style-name="P1"><text:s text:c="4"/>$("#quadrato2").removeClass("sposta1");</text:p>
      <text:p text:style-name="P1"><text:s text:c="4"/>$("#quadrato2").addClass("centro1");</text:p>
      <text:p text:style-name="P1"><text:s text:c="4"/>$("#quadrato1").removeClass("sposta2");</text:p>
      <text:p text:style-name="P1"><text:s text:c="4"/>$("#quadrato1").addClass("centro2");</text:p>
      <text:p text:style-name="P1"><text:s text:c="2"/>}</text:p>
      <text:p text:style-name="P1">}</text:p>
      <text:p text:style-name="P1"/>
      <text:p text:style-name="P1">$("#quadrato2").click(sposta);</text:p>
      <text:p text:style-name="P1"><text:s text:c="2"/>$("#quadrato1").click(ruota);</text:p>
      <text:p text:style-name="P1">$("#quadrato1").click(centro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 Corradi</meta:initial-creator>
    <meta:creation-date>2018-07-12T16:36:09.92</meta:creation-date>
    <meta:document-statistic meta:table-count="0" meta:image-count="0" meta:object-count="0" meta:page-count="2" meta:paragraph-count="102" meta:word-count="142" meta:character-count="1946"/>
    <dc:date>2018-07-12T16:37:37.54</dc:date>
    <dc:creator>Sara Corradi</dc:creator>
    <meta:editing-duration>PT1M28S</meta:editing-duration>
    <meta:editing-cycles>1</meta:editing-cycles>
    <meta:generator>OpenOffice/4.1.4$Win32 OpenOffice.org_project/414m5$Build-9788</meta:generator>
  </office:meta>
</office:document-meta>
</file>